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Cache.clear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Cache.allocateBytes(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LocalCache.getAllocateLengthExp( int minExp , int maxExp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LocalCache.allocate(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eadLocalCache.getChars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eadLocalCache.getUTF8Deco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LocalCache.getBytes(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eadLocalCache.clear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